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/>
    </style:style>
    <style:style style:name="BZsmall.A" style:family="table-column">
      <style:table-column-properties style:column-width="0.6563in" style:rel-column-width="6455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in" style:rel-column-width="7286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097in" fo:border-left="0.0347in solid #000000" fo:border-right="none" fo:border-top="none" fo:border-bottom="0.0007in solid #000000"/>
    </style:style>
    <style:style style:name="BZsmall.B5" style:family="table-cell">
      <style:table-cell-properties fo:padding="0.0097in" fo:border-left="0.0007in solid #000000" fo:border-right="none" fo:border-top="none" fo:border-bottom="0.0007in solid #000000"/>
    </style:style>
    <style:style style:name="BZsmall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097in" fo:border-left="0.0347in solid #000000" fo:border-right="none" fo:border-top="none" fo:border-bottom="0.0347in solid #000000"/>
    </style:style>
    <style:style style:name="BZsmall.B7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background-color="transparent"/>
    </style:style>
    <style:style style:name="T23" style:family="text">
      <style:text-properties fo:font-size="12pt" fo:language="ru" fo:country="RU" style:font-size-asian="12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style:font-name-complex="Symbol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/>
    </style:style>
    <style:style style:name="T28" style:family="text">
      <style:text-properties style:text-position="0% 100%" fo:font-style="italic" style:font-style-asian="italic" style:font-name-complex="Symbol" style:font-style-complex="italic"/>
    </style:style>
    <style:style style:name="T2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  <style:style style:name="T32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ТОКОЛ <text:span text:style-name="T8">ПОВЕРКИ</text:span></text:p>
      <text:p text:style-name="P7"/>
      <text:p text:style-name="P4"><text:span text:style-name="T23">дозиметра</text:span><text:span text:style-name="T24">-</text:span><text:span text:style-name="T23">радиометра </text:span><text:span text:style-name="T24">$type</text:span></text:p>
      <text:p text:style-name="P5">Зав. № <text:span text:style-name="T1">$serial</text:span></text:p>
      <text:p text:style-name="P34"><text:span text:style-name="T19">принадлежащего<text:tab/></text:span><text:span text:style-name="T20"><text:tab/></text:span></text:p>
      <text:p text:style-name="P13"><text:span text:style-name="T8">Поверка проводилась на базе УП «АТОМТЕХ», в нормальных климатических условиях при температуре </text:span><text:span text:style-name="T10">Т</text:span><text:span text:style-name="T8"> = </text:span><text:span text:style-name="T12"><text:s/></text:span><text:span text:style-name="T11">$temp </text:span><text:span text:style-name="T8"><text:s/>°</text:span><text:span text:style-name="T10">С</text:span><text:span text:style-name="T8">, атмосферном давлении </text:span><text:span text:style-name="T10">Р</text:span><text:span text:style-name="T8"> = </text:span><text:span text:style-name="T12"><text:s text:c="5"/></text:span><text:span text:style-name="T8"><text:s/>мм.рт.ст, относительной влажности воздуха </text:span><text:span text:style-name="T10">р</text:span><text:span text:style-name="T8"> = </text:span><text:span text:style-name="T12"><text:s/></text:span><text:span text:style-name="T11">$vlag </text:span><text:span text:style-name="T8"><text:s/>%, внешнем фоне γ-излучения </text:span><text:span text:style-name="T3">H</text:span><text:span text:style-name="T8">*(10) = </text:span><text:span text:style-name="T12"><text:s/></text:span><text:span text:style-name="T11">$bground </text:span><text:span text:style-name="T8"><text:s/>нЗв/ч, <text:s/>согласно методике, изложенной в </text:span><text:span text:style-name="T31"><text:s/>МП.МН <text:s/>1102-2002</text:span></text:p>
      <text:p text:style-name="P18"><text:span text:style-name="T8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6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6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6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6">- <text:span text:style-name="T1">$facility_beta</text:span>;</text:p>
          </table:table-cell>
        </table:table-row>
      </table:table>
      <text:p text:style-name="P19">2. Поверка блоков детектирования</text:p>
      <text:p text:style-name="P32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5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4">- контроль работоспособности<text:tab/></text:p>
      <text:p text:style-name="P32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7">3. <text:span text:style-name="T30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0"/>
            <text:p text:style-name="P29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2">Мощность амбиентной эквивалент-ной дозы в <text:span text:style-name="T8">контрольной</text:span> точке <text:span text:style-name="T18">Ḣ</text:span><text:span text:style-name="T15">oi</text:span></text:p>
          </table:table-cell>
          <table:table-cell table:style-name="_31_125.B2" table:number-rows-spanned="3" office:value-type="string">
            <text:p text:style-name="P40">Номер источ-ника</text:p>
          </table:table-cell>
          <table:table-cell table:style-name="_31_125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_31_125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_31_125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6">Фон, нЗв/ч</text:p>
          </table:table-cell>
          <table:table-cell table:style-name="_31_125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7"><text:span text:style-name="T18">H</text:span><text:span text:style-name="T13">1</text:span></text:p>
          </table:table-cell>
          <table:table-cell table:style-name="_31_125.D3" office:value-type="string">
            <text:p text:style-name="P36"><text:span text:style-name="T3">H</text:span><text:span text:style-name="T13">2</text:span></text:p>
          </table:table-cell>
          <table:table-cell table:style-name="_31_125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40">0,<text:span text:style-name="T8">24</text:span> мкЗв/ч</text:p>
          </table:table-cell>
          <table:table-cell table:style-name="_31_125.B5" office:value-type="string">
            <text:p text:style-name="P41">$1-30</text:p>
          </table:table-cell>
          <table:table-cell table:style-name="_31_125.B5" office:value-type="string">
            <text:p text:style-name="P41">$1-40</text:p>
          </table:table-cell>
          <table:table-cell table:style-name="_31_125.B5" office:value-type="string">
            <text:p text:style-name="P41">$1-50</text:p>
          </table:table-cell>
          <table:table-cell table:style-name="_31_125.B5" office:value-type="string">
            <text:p text:style-name="P41">$1-60</text:p>
          </table:table-cell>
          <table:table-cell table:style-name="_31_125.B5" office:value-type="string">
            <text:p text:style-name="P41">$1-70</text:p>
          </table:table-cell>
          <table:table-cell table:style-name="_31_125.B5" office:value-type="string">
            <text:p text:style-name="P41">$1-80</text:p>
          </table:table-cell>
          <table:table-cell table:style-name="_31_125.B5" office:value-type="string">
            <text:p text:style-name="P41">$1-00</text:p>
          </table:table-cell>
          <table:table-cell table:style-name="_31_125.B5" office:value-type="string">
            <text:p text:style-name="P41">$1-10</text:p>
          </table:table-cell>
          <table:table-cell table:style-name="_31_125.B5" office:value-type="string">
            <text:p text:style-name="P41">$1-20</text:p>
          </table:table-cell>
          <table:table-cell table:style-name="_31_125.K5" table:number-rows-spanned="5" office:value-type="string">
            <text:p text:style-name="P40">±<text:span text:style-name="T8">15</text:span></text:p>
          </table:table-cell>
        </table:table-row>
        <table:table-row>
          <table:table-cell table:style-name="_31_125.A5" office:value-type="string">
            <text:p text:style-name="P40"><text:span text:style-name="T8">0,</text:span>7 мкЗв/ч</text:p>
          </table:table-cell>
          <table:table-cell table:style-name="_31_125.B5" office:value-type="string">
            <text:p text:style-name="P41">$1-31</text:p>
          </table:table-cell>
          <table:table-cell table:style-name="_31_125.B5" office:value-type="string">
            <text:p text:style-name="P41">$1-41</text:p>
          </table:table-cell>
          <table:table-cell table:style-name="_31_125.B5" office:value-type="string">
            <text:p text:style-name="P41">$1-51</text:p>
          </table:table-cell>
          <table:table-cell table:style-name="_31_125.B5" office:value-type="string">
            <text:p text:style-name="P41">$1-61</text:p>
          </table:table-cell>
          <table:table-cell table:style-name="_31_125.B5" office:value-type="string">
            <text:p text:style-name="P41">$1-71</text:p>
          </table:table-cell>
          <table:table-cell table:style-name="_31_125.B5" office:value-type="string">
            <text:p text:style-name="P41">$1-81</text:p>
          </table:table-cell>
          <table:table-cell table:style-name="_31_125.B5" office:value-type="string">
            <text:p text:style-name="P41">$1-01</text:p>
          </table:table-cell>
          <table:table-cell table:style-name="_31_125.B5" office:value-type="string">
            <text:p text:style-name="P41">$1-11</text:p>
          </table:table-cell>
          <table:table-cell table:style-name="_31_125.B5" office:value-type="string">
            <text:p text:style-name="P41">$1-21</text:p>
          </table:table-cell>
          <table:covered-table-cell/>
        </table:table-row>
        <table:table-row>
          <table:table-cell table:style-name="_31_125.A5" office:value-type="string">
            <text:p text:style-name="P40">7 мкЗв/ч</text:p>
          </table:table-cell>
          <table:table-cell table:style-name="_31_125.B5" office:value-type="string">
            <text:p text:style-name="P41">$1-32</text:p>
          </table:table-cell>
          <table:table-cell table:style-name="_31_125.B5" office:value-type="string">
            <text:p text:style-name="P41">$1-42</text:p>
          </table:table-cell>
          <table:table-cell table:style-name="_31_125.B5" office:value-type="string">
            <text:p text:style-name="P41">$1-52</text:p>
          </table:table-cell>
          <table:table-cell table:style-name="_31_125.B5" office:value-type="string">
            <text:p text:style-name="P41">$1-62</text:p>
          </table:table-cell>
          <table:table-cell table:style-name="_31_125.B5" office:value-type="string">
            <text:p text:style-name="P41">$1-72</text:p>
          </table:table-cell>
          <table:table-cell table:style-name="_31_125.B5" office:value-type="string">
            <text:p text:style-name="P41">$1-82</text:p>
          </table:table-cell>
          <table:table-cell table:style-name="_31_125.B5" office:value-type="string">
            <text:p text:style-name="P41">$1-02</text:p>
          </table:table-cell>
          <table:table-cell table:style-name="_31_125.B5" office:value-type="string">
            <text:p text:style-name="P41">$1-12</text:p>
          </table:table-cell>
          <table:table-cell table:style-name="_31_125.B5" office:value-type="string">
            <text:p text:style-name="P41">$1-22</text:p>
          </table:table-cell>
          <table:covered-table-cell/>
        </table:table-row>
        <table:table-row>
          <table:table-cell table:style-name="_31_125.A5" office:value-type="string">
            <text:p text:style-name="P40">7<text:span text:style-name="T8">0</text:span> мкЗв/ч</text:p>
          </table:table-cell>
          <table:table-cell table:style-name="_31_125.B5" office:value-type="string">
            <text:p text:style-name="P41">$1-33</text:p>
          </table:table-cell>
          <table:table-cell table:style-name="_31_125.B5" office:value-type="string">
            <text:p text:style-name="P41">$1-43</text:p>
          </table:table-cell>
          <table:table-cell table:style-name="_31_125.B5" office:value-type="string">
            <text:p text:style-name="P41">$1-53</text:p>
          </table:table-cell>
          <table:table-cell table:style-name="_31_125.B5" office:value-type="string">
            <text:p text:style-name="P41">$1-63</text:p>
          </table:table-cell>
          <table:table-cell table:style-name="_31_125.B5" office:value-type="string">
            <text:p text:style-name="P41">$1-73</text:p>
          </table:table-cell>
          <table:table-cell table:style-name="_31_125.B5" office:value-type="string">
            <text:p text:style-name="P41">$1-83</text:p>
          </table:table-cell>
          <table:table-cell table:style-name="_31_125.B5" office:value-type="string">
            <text:p text:style-name="P41">$1-03</text:p>
          </table:table-cell>
          <table:table-cell table:style-name="_31_125.B5" office:value-type="string">
            <text:p text:style-name="P41">$1-13</text:p>
          </table:table-cell>
          <table:table-cell table:style-name="_31_125.B5" office:value-type="string">
            <text:p text:style-name="P41">$1-23</text:p>
          </table:table-cell>
          <table:covered-table-cell/>
        </table:table-row>
        <table:table-row>
          <table:table-cell table:style-name="_31_125.A9" office:value-type="string">
            <text:p text:style-name="P40"><text:span text:style-name="T8">240</text:span> мкЗв/ч</text:p>
          </table:table-cell>
          <table:table-cell table:style-name="_31_125.B9" office:value-type="string">
            <text:p text:style-name="P41">$1-34</text:p>
          </table:table-cell>
          <table:table-cell table:style-name="_31_125.B9" office:value-type="string">
            <text:p text:style-name="P41">$1-44</text:p>
          </table:table-cell>
          <table:table-cell table:style-name="_31_125.B9" office:value-type="string">
            <text:p text:style-name="P41">$1-54</text:p>
          </table:table-cell>
          <table:table-cell table:style-name="_31_125.B9" office:value-type="string">
            <text:p text:style-name="P41">$1-64</text:p>
          </table:table-cell>
          <table:table-cell table:style-name="_31_125.B9" office:value-type="string">
            <text:p text:style-name="P41">$1-74</text:p>
          </table:table-cell>
          <table:table-cell table:style-name="_31_125.B9" office:value-type="string">
            <text:p text:style-name="P41">$1-84</text:p>
          </table:table-cell>
          <table:table-cell table:style-name="_31_125.B9" office:value-type="string">
            <text:p text:style-name="P41">$1-04</text:p>
          </table:table-cell>
          <table:table-cell table:style-name="_31_125.B9" office:value-type="string">
            <text:p text:style-name="P41">$1-14</text:p>
          </table:table-cell>
          <table:table-cell table:style-name="_31_125.B9" office:value-type="string">
            <text:p text:style-name="P4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0"/>
            <text:p text:style-name="P29">Определение основной относительной погрешности измерения <text:span text:style-name="T8">м</text:span>ощность амбиентной эквивалентной дозы<text:span text:style-name="T8"> гамма излучения дозиметра-радиометра</text:span> МКС-AT1125A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2">Мощность амбиентной эквивалент-ной дозы в <text:span text:style-name="T8">контроль-ной</text:span> точке <text:span text:style-name="T18">Ḣ</text:span><text:span text:style-name="T15">oi</text:span></text:p>
          </table:table-cell>
          <table:table-cell table:style-name="_31_125A.B2" table:number-rows-spanned="3" office:value-type="string">
            <text:p text:style-name="P40">Номер источ-ника</text:p>
          </table:table-cell>
          <table:table-cell table:style-name="_31_125A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_31_125A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_31_125A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_31_125A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6">Фон, нЗв/ч</text:p>
          </table:table-cell>
          <table:table-cell table:style-name="_31_125A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7"><text:span text:style-name="T18">H</text:span><text:span text:style-name="T13">1</text:span></text:p>
          </table:table-cell>
          <table:table-cell table:style-name="_31_125A.D3" office:value-type="string">
            <text:p text:style-name="P36"><text:span text:style-name="T3">H</text:span><text:span text:style-name="T13">2</text:span></text:p>
          </table:table-cell>
          <table:table-cell table:style-name="_31_125A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40">0,<text:span text:style-name="T8">24</text:span> мкЗв/ч</text:p>
          </table:table-cell>
          <table:table-cell table:style-name="_31_125A.B5" office:value-type="string">
            <text:p text:style-name="P41">$2-30</text:p>
          </table:table-cell>
          <table:table-cell table:style-name="_31_125A.B5" office:value-type="string">
            <text:p text:style-name="P41">$2-40</text:p>
          </table:table-cell>
          <table:table-cell table:style-name="_31_125A.B5" office:value-type="string">
            <text:p text:style-name="P41">$2-50</text:p>
          </table:table-cell>
          <table:table-cell table:style-name="_31_125A.B5" office:value-type="string">
            <text:p text:style-name="P41">$2-60</text:p>
          </table:table-cell>
          <table:table-cell table:style-name="_31_125A.B5" office:value-type="string">
            <text:p text:style-name="P41">$2-70</text:p>
          </table:table-cell>
          <table:table-cell table:style-name="_31_125A.B5" office:value-type="string">
            <text:p text:style-name="P41">$2-80</text:p>
          </table:table-cell>
          <table:table-cell table:style-name="_31_125A.B5" office:value-type="string">
            <text:p text:style-name="P41">$2-00</text:p>
          </table:table-cell>
          <table:table-cell table:style-name="_31_125A.B5" office:value-type="string">
            <text:p text:style-name="P41">$2-10</text:p>
          </table:table-cell>
          <table:table-cell table:style-name="_31_125A.B5" office:value-type="string">
            <text:p text:style-name="P41">$2-20</text:p>
          </table:table-cell>
          <table:table-cell table:style-name="_31_125A.K5" table:number-rows-spanned="8" office:value-type="string">
            <text:p text:style-name="P40">±<text:span text:style-name="T8">15</text:span></text:p>
          </table:table-cell>
        </table:table-row>
        <table:table-row>
          <table:table-cell table:style-name="_31_125A.A5" office:value-type="string">
            <text:p text:style-name="P40"><text:span text:style-name="T8">0,</text:span>7 мкЗв/ч</text:p>
          </table:table-cell>
          <table:table-cell table:style-name="_31_125A.B5" office:value-type="string">
            <text:p text:style-name="P41">$2-31</text:p>
          </table:table-cell>
          <table:table-cell table:style-name="_31_125A.B5" office:value-type="string">
            <text:p text:style-name="P41">$2-41</text:p>
          </table:table-cell>
          <table:table-cell table:style-name="_31_125A.B5" office:value-type="string">
            <text:p text:style-name="P41">$2-51</text:p>
          </table:table-cell>
          <table:table-cell table:style-name="_31_125A.B5" office:value-type="string">
            <text:p text:style-name="P41">$2-61</text:p>
          </table:table-cell>
          <table:table-cell table:style-name="_31_125A.B5" office:value-type="string">
            <text:p text:style-name="P41">$2-71</text:p>
          </table:table-cell>
          <table:table-cell table:style-name="_31_125A.B5" office:value-type="string">
            <text:p text:style-name="P41">$2-81</text:p>
          </table:table-cell>
          <table:table-cell table:style-name="_31_125A.B5" office:value-type="string">
            <text:p text:style-name="P41">$2-01</text:p>
          </table:table-cell>
          <table:table-cell table:style-name="_31_125A.B5" office:value-type="string">
            <text:p text:style-name="P41">$2-11</text:p>
          </table:table-cell>
          <table:table-cell table:style-name="_31_125A.B5" office:value-type="string">
            <text:p text:style-name="P41">$2-21</text:p>
          </table:table-cell>
          <table:covered-table-cell/>
        </table:table-row>
        <table:table-row>
          <table:table-cell table:style-name="_31_125A.A5" office:value-type="string">
            <text:p text:style-name="P40">7 мкЗв/ч</text:p>
          </table:table-cell>
          <table:table-cell table:style-name="_31_125A.B5" office:value-type="string">
            <text:p text:style-name="P41">$2-32</text:p>
          </table:table-cell>
          <table:table-cell table:style-name="_31_125A.B5" office:value-type="string">
            <text:p text:style-name="P41">$2-42</text:p>
          </table:table-cell>
          <table:table-cell table:style-name="_31_125A.B5" office:value-type="string">
            <text:p text:style-name="P41">$2-52</text:p>
          </table:table-cell>
          <table:table-cell table:style-name="_31_125A.B5" office:value-type="string">
            <text:p text:style-name="P41">$2-62</text:p>
          </table:table-cell>
          <table:table-cell table:style-name="_31_125A.B5" office:value-type="string">
            <text:p text:style-name="P41">$2-72</text:p>
          </table:table-cell>
          <table:table-cell table:style-name="_31_125A.B5" office:value-type="string">
            <text:p text:style-name="P41">$2-82</text:p>
          </table:table-cell>
          <table:table-cell table:style-name="_31_125A.B5" office:value-type="string">
            <text:p text:style-name="P41">$2-02</text:p>
          </table:table-cell>
          <table:table-cell table:style-name="_31_125A.B5" office:value-type="string">
            <text:p text:style-name="P41">$2-12</text:p>
          </table:table-cell>
          <table:table-cell table:style-name="_31_125A.B5" office:value-type="string">
            <text:p text:style-name="P41">$2-22</text:p>
          </table:table-cell>
          <table:covered-table-cell/>
        </table:table-row>
        <table:table-row>
          <table:table-cell table:style-name="_31_125A.A5" office:value-type="string">
            <text:p text:style-name="P40">7<text:span text:style-name="T8">0</text:span> <text:span text:style-name="T8">мкЗв</text:span>/ч</text:p>
          </table:table-cell>
          <table:table-cell table:style-name="_31_125A.B5" office:value-type="string">
            <text:p text:style-name="P41">$2-33</text:p>
          </table:table-cell>
          <table:table-cell table:style-name="_31_125A.B5" office:value-type="string">
            <text:p text:style-name="P41">$2-43</text:p>
          </table:table-cell>
          <table:table-cell table:style-name="_31_125A.B5" office:value-type="string">
            <text:p text:style-name="P41">$2-53</text:p>
          </table:table-cell>
          <table:table-cell table:style-name="_31_125A.B5" office:value-type="string">
            <text:p text:style-name="P41">$2-63</text:p>
          </table:table-cell>
          <table:table-cell table:style-name="_31_125A.B5" office:value-type="string">
            <text:p text:style-name="P41">$2-73</text:p>
          </table:table-cell>
          <table:table-cell table:style-name="_31_125A.B5" office:value-type="string">
            <text:p text:style-name="P41">$2-83</text:p>
          </table:table-cell>
          <table:table-cell table:style-name="_31_125A.B5" office:value-type="string">
            <text:p text:style-name="P41">$2-03</text:p>
          </table:table-cell>
          <table:table-cell table:style-name="_31_125A.B5" office:value-type="string">
            <text:p text:style-name="P41">$2-13</text:p>
          </table:table-cell>
          <table:table-cell table:style-name="_31_125A.B5" office:value-type="string">
            <text:p text:style-name="P41">$2-23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8">240</text:span> <text:span text:style-name="T8">мкЗв</text:span>/ч</text:p>
          </table:table-cell>
          <table:table-cell table:style-name="_31_125A.B5" office:value-type="string">
            <text:p text:style-name="P41">$2-34</text:p>
          </table:table-cell>
          <table:table-cell table:style-name="_31_125A.B5" office:value-type="string">
            <text:p text:style-name="P41">$2-44</text:p>
          </table:table-cell>
          <table:table-cell table:style-name="_31_125A.B5" office:value-type="string">
            <text:p text:style-name="P41">$2-54</text:p>
          </table:table-cell>
          <table:table-cell table:style-name="_31_125A.B5" office:value-type="string">
            <text:p text:style-name="P41">$2-64</text:p>
          </table:table-cell>
          <table:table-cell table:style-name="_31_125A.B5" office:value-type="string">
            <text:p text:style-name="P41">$2-74</text:p>
          </table:table-cell>
          <table:table-cell table:style-name="_31_125A.B5" office:value-type="string">
            <text:p text:style-name="P41">$2-84</text:p>
          </table:table-cell>
          <table:table-cell table:style-name="_31_125A.B5" office:value-type="string">
            <text:p text:style-name="P41">$2-04</text:p>
          </table:table-cell>
          <table:table-cell table:style-name="_31_125A.B5" office:value-type="string">
            <text:p text:style-name="P41">$2-14</text:p>
          </table:table-cell>
          <table:table-cell table:style-name="_31_125A.B5" office:value-type="string">
            <text:p text:style-name="P41">$2-24</text:p>
          </table:table-cell>
          <table:covered-table-cell/>
        </table:table-row>
        <table:table-row>
          <table:table-cell table:style-name="_31_125A.A5" office:value-type="string">
            <text:p text:style-name="P40"><text:span text:style-name="T8">0,</text:span>7 мЗв/ч</text:p>
          </table:table-cell>
          <table:table-cell table:style-name="_31_125A.B5" office:value-type="string">
            <text:p text:style-name="P41">$2-35</text:p>
          </table:table-cell>
          <table:table-cell table:style-name="_31_125A.B5" office:value-type="string">
            <text:p text:style-name="P41">$2-45</text:p>
          </table:table-cell>
          <table:table-cell table:style-name="_31_125A.B5" office:value-type="string">
            <text:p text:style-name="P41">$2-55</text:p>
          </table:table-cell>
          <table:table-cell table:style-name="_31_125A.B5" office:value-type="string">
            <text:p text:style-name="P41">$2-65</text:p>
          </table:table-cell>
          <table:table-cell table:style-name="_31_125A.B5" office:value-type="string">
            <text:p text:style-name="P41">$2-75</text:p>
          </table:table-cell>
          <table:table-cell table:style-name="_31_125A.B5" office:value-type="string">
            <text:p text:style-name="P41">$2-85</text:p>
          </table:table-cell>
          <table:table-cell table:style-name="_31_125A.B5" office:value-type="string">
            <text:p text:style-name="P41">$2-05</text:p>
          </table:table-cell>
          <table:table-cell table:style-name="_31_125A.B5" office:value-type="string">
            <text:p text:style-name="P41">$2-15</text:p>
          </table:table-cell>
          <table:table-cell table:style-name="_31_125A.B5" office:value-type="string">
            <text:p text:style-name="P41">$2-25</text:p>
          </table:table-cell>
          <table:covered-table-cell/>
        </table:table-row>
        <table:table-row>
          <table:table-cell table:style-name="_31_125A.A5" office:value-type="string">
            <text:p text:style-name="P40">7 мЗв/ч</text:p>
          </table:table-cell>
          <table:table-cell table:style-name="_31_125A.B5" office:value-type="string">
            <text:p text:style-name="P41">$2-36</text:p>
          </table:table-cell>
          <table:table-cell table:style-name="_31_125A.B5" office:value-type="string">
            <text:p text:style-name="P41">$2-46</text:p>
          </table:table-cell>
          <table:table-cell table:style-name="_31_125A.B5" office:value-type="string">
            <text:p text:style-name="P41">$2-56</text:p>
          </table:table-cell>
          <table:table-cell table:style-name="_31_125A.B5" office:value-type="string">
            <text:p text:style-name="P41">$2-66</text:p>
          </table:table-cell>
          <table:table-cell table:style-name="_31_125A.B5" office:value-type="string">
            <text:p text:style-name="P41">$2-76</text:p>
          </table:table-cell>
          <table:table-cell table:style-name="_31_125A.B5" office:value-type="string">
            <text:p text:style-name="P41">$2-86</text:p>
          </table:table-cell>
          <table:table-cell table:style-name="_31_125A.B5" office:value-type="string">
            <text:p text:style-name="P41">$2-06</text:p>
          </table:table-cell>
          <table:table-cell table:style-name="_31_125A.B5" office:value-type="string">
            <text:p text:style-name="P41">$2-16</text:p>
          </table:table-cell>
          <table:table-cell table:style-name="_31_125A.B5" office:value-type="string">
            <text:p text:style-name="P41">$2-26</text:p>
          </table:table-cell>
          <table:covered-table-cell/>
        </table:table-row>
        <table:table-row>
          <table:table-cell table:style-name="_31_125A.A12" office:value-type="string">
            <text:p text:style-name="P40">7<text:span text:style-name="T8">0</text:span> мЗв/ч</text:p>
          </table:table-cell>
          <table:table-cell table:style-name="_31_125A.B12" office:value-type="string">
            <text:p text:style-name="P41">$2-37</text:p>
          </table:table-cell>
          <table:table-cell table:style-name="_31_125A.B12" office:value-type="string">
            <text:p text:style-name="P41">$2-47</text:p>
          </table:table-cell>
          <table:table-cell table:style-name="_31_125A.B12" office:value-type="string">
            <text:p text:style-name="P41">$2-57</text:p>
          </table:table-cell>
          <table:table-cell table:style-name="_31_125A.B12" office:value-type="string">
            <text:p text:style-name="P41">$2-67</text:p>
          </table:table-cell>
          <table:table-cell table:style-name="_31_125A.B12" office:value-type="string">
            <text:p text:style-name="P41">$2-77</text:p>
          </table:table-cell>
          <table:table-cell table:style-name="_31_125A.B12" office:value-type="string">
            <text:p text:style-name="P41">$2-87</text:p>
          </table:table-cell>
          <table:table-cell table:style-name="_31_125A.B12" office:value-type="string">
            <text:p text:style-name="P41">$2-07</text:p>
          </table:table-cell>
          <table:table-cell table:style-name="_31_125A.B12" office:value-type="string">
            <text:p text:style-name="P41">$2-17</text:p>
          </table:table-cell>
          <table:table-cell table:style-name="_31_125A.B12" office:value-type="string">
            <text:p text:style-name="P4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ext:soft-page-break/>
        <table:table-row table:style-name="BZ.1">
          <table:table-cell table:style-name="BZ.A1" table:number-columns-spanned="9" office:value-type="string">
            <text:p text:style-name="P35"/>
            <text:p text:style-name="P21">Определение основной относительной погрешности измерения <text:span text:style-name="T8">удельной активности радионуклида </text:span><text:span text:style-name="T27">137</text:span><text:span text:style-name="T8">Cs дозиметром-радиометром</text:span> МКС-$type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7"/>
            <text:p text:style-name="P40">Номер <text:span text:style-name="T8">источ-ника</text:span></text:p>
          </table:table-cell>
          <table:table-cell table:style-name="BZ.B2" table:number-rows-spanned="3" office:value-type="string">
            <text:p text:style-name="P45">Удельная активность в контрольной точке, <text:span text:style-name="T1">A</text:span><text:span text:style-name="T14">oi</text:span><text:span text:style-name="T1">, </text:span>Бк/кг</text:p>
          </table:table-cell>
          <table:table-cell table:style-name="BZ.B2" table:number-columns-spanned="4" office:value-type="string">
            <text:p text:style-name="P36">Измерение мощности дозы</text:p>
            <text:p text:style-name="P36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Z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Z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8">Среднее значение, <text:span text:style-name="T13"><text:s/></text:span><text:span text:style-name="T7">A</text:span><text:span text:style-name="T16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6"><text:span text:style-name="T1">A</text:span><text:span text:style-name="T14">o1</text:span></text:p>
          </table:table-cell>
          <table:table-cell table:style-name="BZ.C4" office:value-type="string">
            <text:p text:style-name="P46"><text:span text:style-name="T1">A</text:span><text:span text:style-name="T14">o2</text:span></text:p>
          </table:table-cell>
          <table:table-cell table:style-name="BZ.C4" office:value-type="string">
            <text:p text:style-name="P46"><text:span text:style-name="T1">A</text:span><text:span text:style-name="T14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44">$6-A0</text:p>
          </table:table-cell>
          <table:table-cell table:style-name="BZ.B5" office:value-type="string">
            <text:p text:style-name="P41">$<text:span text:style-name="T1">6</text:span>-<text:span text:style-name="T1">9</text:span>0</text:p>
          </table:table-cell>
          <table:table-cell table:style-name="BZ.B5" office:value-type="string">
            <text:p text:style-name="P41">$6-60</text:p>
          </table:table-cell>
          <table:table-cell table:style-name="BZ.B5" office:value-type="string">
            <text:p text:style-name="P41">$6-70</text:p>
          </table:table-cell>
          <table:table-cell table:style-name="BZ.B5" office:value-type="string">
            <text:p text:style-name="P41">$6-80</text:p>
          </table:table-cell>
          <table:table-cell table:style-name="BZ.B5" office:value-type="string">
            <text:p text:style-name="P41">$6-00</text:p>
          </table:table-cell>
          <table:table-cell table:style-name="BZ.B5" office:value-type="string">
            <text:p text:style-name="P41">$6-10</text:p>
          </table:table-cell>
          <table:table-cell table:style-name="BZ.B5" office:value-type="string">
            <text:p text:style-name="P41">$6-20</text:p>
          </table:table-cell>
          <table:table-cell table:style-name="BZ.I5" table:number-rows-spanned="4" office:value-type="string">
            <text:p text:style-name="P40">±<text:span text:style-name="T8">20</text:span></text:p>
          </table:table-cell>
        </table:table-row>
        <table:table-row>
          <table:table-cell table:style-name="BZ.A5" office:value-type="string">
            <text:p text:style-name="P44">$6-A1</text:p>
          </table:table-cell>
          <table:table-cell table:style-name="BZ.B5" office:value-type="string">
            <text:p text:style-name="P44">$6-91</text:p>
          </table:table-cell>
          <table:table-cell table:style-name="BZ.B5" office:value-type="string">
            <text:p text:style-name="P41">$6-61</text:p>
          </table:table-cell>
          <table:table-cell table:style-name="BZ.B5" office:value-type="string">
            <text:p text:style-name="P41">$6-71</text:p>
          </table:table-cell>
          <table:table-cell table:style-name="BZ.B5" office:value-type="string">
            <text:p text:style-name="P41">$6-81</text:p>
          </table:table-cell>
          <table:table-cell table:style-name="BZ.B5" office:value-type="string">
            <text:p text:style-name="P41">$6-01</text:p>
          </table:table-cell>
          <table:table-cell table:style-name="BZ.B5" office:value-type="string">
            <text:p text:style-name="P41">$6-11</text:p>
          </table:table-cell>
          <table:table-cell table:style-name="BZ.B5" office:value-type="string">
            <text:p text:style-name="P41">$6-21</text:p>
          </table:table-cell>
          <table:covered-table-cell/>
        </table:table-row>
        <table:table-row>
          <table:table-cell table:style-name="BZ.A5" office:value-type="string">
            <text:p text:style-name="P44">$6-A2</text:p>
          </table:table-cell>
          <table:table-cell table:style-name="BZ.B5" office:value-type="string">
            <text:p text:style-name="P44">$6-92</text:p>
          </table:table-cell>
          <table:table-cell table:style-name="BZ.B5" office:value-type="string">
            <text:p text:style-name="P41">$6-62</text:p>
          </table:table-cell>
          <table:table-cell table:style-name="BZ.B5" office:value-type="string">
            <text:p text:style-name="P41">$6-72</text:p>
          </table:table-cell>
          <table:table-cell table:style-name="BZ.B5" office:value-type="string">
            <text:p text:style-name="P41">$6-82</text:p>
          </table:table-cell>
          <table:table-cell table:style-name="BZ.B5" office:value-type="string">
            <text:p text:style-name="P41">$6-02</text:p>
          </table:table-cell>
          <table:table-cell table:style-name="BZ.B5" office:value-type="string">
            <text:p text:style-name="P41">$6-12</text:p>
          </table:table-cell>
          <table:table-cell table:style-name="BZ.B5" office:value-type="string">
            <text:p text:style-name="P41">$6-22</text:p>
          </table:table-cell>
          <table:covered-table-cell/>
        </table:table-row>
        <table:table-row>
          <table:table-cell table:style-name="BZ.A8" office:value-type="string">
            <text:p text:style-name="P44">$6-A3</text:p>
          </table:table-cell>
          <table:table-cell table:style-name="BZ.B8" office:value-type="string">
            <text:p text:style-name="P44">$6-93</text:p>
          </table:table-cell>
          <table:table-cell table:style-name="BZ.B8" office:value-type="string">
            <text:p text:style-name="P41">$6-63</text:p>
          </table:table-cell>
          <table:table-cell table:style-name="BZ.B8" office:value-type="string">
            <text:p text:style-name="P41">$6-73</text:p>
          </table:table-cell>
          <table:table-cell table:style-name="BZ.B8" office:value-type="string">
            <text:p text:style-name="P41">$6-83</text:p>
          </table:table-cell>
          <table:table-cell table:style-name="BZ.B8" office:value-type="string">
            <text:p text:style-name="P41">$6-03</text:p>
          </table:table-cell>
          <table:table-cell table:style-name="BZ.B8" office:value-type="string">
            <text:p text:style-name="P41">$6-13</text:p>
          </table:table-cell>
          <table:table-cell table:style-name="BZ.B8" office:value-type="string">
            <text:p text:style-name="P41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35"/>
            <text:p text:style-name="P21">Определение основной относительной погрешности измерения <text:span text:style-name="T8">удельной активности радионуклида </text:span><text:span text:style-name="T27">137</text:span><text:span text:style-name="T8">Cs дозиметром-радиометром</text:span> МКС-$type<text:span text:style-name="T8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47"/>
            <text:p text:style-name="P40">Номер <text:span text:style-name="T8">источ-ника</text:span></text:p>
          </table:table-cell>
          <table:table-cell table:style-name="BZsmall.B2" table:number-rows-spanned="3" office:value-type="string">
            <text:p text:style-name="P45">Удельная активность в контрольной точке, <text:span text:style-name="T1">A</text:span><text:span text:style-name="T14">oi</text:span><text:span text:style-name="T1">, </text:span>Бк/кг</text:p>
          </table:table-cell>
          <table:table-cell table:style-name="BZsmall.B2" table:number-columns-spanned="4" office:value-type="string">
            <text:p text:style-name="P36">Измерение мощности дозы</text:p>
            <text:p text:style-name="P36">в контрольной <text:s/>точке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Zsmall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Zsmall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Zsmall.C3" table:number-rows-spanned="2" office:value-type="string">
            <text:p text:style-name="P38">Среднее значение, <text:span text:style-name="T13"><text:s/></text:span><text:span text:style-name="T7">A</text:span><text:span text:style-name="T16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46"><text:span text:style-name="T1">A</text:span><text:span text:style-name="T14">o1</text:span></text:p>
          </table:table-cell>
          <table:table-cell table:style-name="BZsmall.C4" office:value-type="string">
            <text:p text:style-name="P46"><text:span text:style-name="T1">A</text:span><text:span text:style-name="T14">o2</text:span></text:p>
          </table:table-cell>
          <table:table-cell table:style-name="BZsmall.C4" office:value-type="string">
            <text:p text:style-name="P46"><text:span text:style-name="T1">A</text:span><text:span text:style-name="T14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44">$6-A1</text:p>
          </table:table-cell>
          <table:table-cell table:style-name="BZsmall.B5" office:value-type="string">
            <text:p text:style-name="P44">$6-91</text:p>
          </table:table-cell>
          <table:table-cell table:style-name="BZsmall.B5" office:value-type="string">
            <text:p text:style-name="P41">$6-61</text:p>
          </table:table-cell>
          <table:table-cell table:style-name="BZsmall.B5" office:value-type="string">
            <text:p text:style-name="P41">$6-71</text:p>
          </table:table-cell>
          <table:table-cell table:style-name="BZsmall.B5" office:value-type="string">
            <text:p text:style-name="P41">$6-81</text:p>
          </table:table-cell>
          <table:table-cell table:style-name="BZsmall.B5" office:value-type="string">
            <text:p text:style-name="P41">$6-01</text:p>
          </table:table-cell>
          <table:table-cell table:style-name="BZsmall.B5" office:value-type="string">
            <text:p text:style-name="P41">$6-11</text:p>
          </table:table-cell>
          <table:table-cell table:style-name="BZsmall.B5" office:value-type="string">
            <text:p text:style-name="P41">$6-21</text:p>
          </table:table-cell>
          <table:table-cell table:style-name="BZsmall.I5" table:number-rows-spanned="3" office:value-type="string">
            <text:p text:style-name="P40">±<text:span text:style-name="T8">20</text:span></text:p>
          </table:table-cell>
        </table:table-row>
        <table:table-row>
          <table:table-cell table:style-name="BZsmall.A5" office:value-type="string">
            <text:p text:style-name="P44">$6-A2</text:p>
          </table:table-cell>
          <table:table-cell table:style-name="BZsmall.B5" office:value-type="string">
            <text:p text:style-name="P44">$6-92</text:p>
          </table:table-cell>
          <table:table-cell table:style-name="BZsmall.B5" office:value-type="string">
            <text:p text:style-name="P41">$6-62</text:p>
          </table:table-cell>
          <table:table-cell table:style-name="BZsmall.B5" office:value-type="string">
            <text:p text:style-name="P41">$6-72</text:p>
          </table:table-cell>
          <table:table-cell table:style-name="BZsmall.B5" office:value-type="string">
            <text:p text:style-name="P41">$6-82</text:p>
          </table:table-cell>
          <table:table-cell table:style-name="BZsmall.B5" office:value-type="string">
            <text:p text:style-name="P41">$6-02</text:p>
          </table:table-cell>
          <table:table-cell table:style-name="BZsmall.B5" office:value-type="string">
            <text:p text:style-name="P41">$6-12</text:p>
          </table:table-cell>
          <table:table-cell table:style-name="BZsmall.B5" office:value-type="string">
            <text:p text:style-name="P41">$6-22</text:p>
          </table:table-cell>
          <table:covered-table-cell/>
        </table:table-row>
        <table:table-row>
          <table:table-cell table:style-name="BZsmall.A7" office:value-type="string">
            <text:p text:style-name="P44">$6-A3</text:p>
          </table:table-cell>
          <table:table-cell table:style-name="BZsmall.B7" office:value-type="string">
            <text:p text:style-name="P44">$6-93</text:p>
          </table:table-cell>
          <table:table-cell table:style-name="BZsmall.B7" office:value-type="string">
            <text:p text:style-name="P41">$6-63</text:p>
          </table:table-cell>
          <table:table-cell table:style-name="BZsmall.B7" office:value-type="string">
            <text:p text:style-name="P41">$6-73</text:p>
          </table:table-cell>
          <table:table-cell table:style-name="BZsmall.B7" office:value-type="string">
            <text:p text:style-name="P41">$6-83</text:p>
          </table:table-cell>
          <table:table-cell table:style-name="BZsmall.B7" office:value-type="string">
            <text:p text:style-name="P41">$6-03</text:p>
          </table:table-cell>
          <table:table-cell table:style-name="BZsmall.B7" office:value-type="string">
            <text:p text:style-name="P41">$6-13</text:p>
          </table:table-cell>
          <table:table-cell table:style-name="BZsmall.B7" office:value-type="string">
            <text:p text:style-name="P4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22"/>
            <text:p text:style-name="P24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26"><text:span text:style-name="T8">Плотность потока в </text:span><text:span text:style-name="T1">контроль-ной</text:span> точке <text:span text:style-name="T25">φ</text:span><text:span text:style-name="T13">0</text:span><text:span text:style-name="T14">i</text:span>,</text:p>
            <text:p text:style-name="P27"><text:s/>мин<text:span text:style-name="T26">-1</text:span>·см<text:span text:style-name="T26">-2</text:span></text:p>
          </table:table-cell>
          <table:table-cell table:style-name="BDPS_5f_a.B2" table:number-rows-spanned="3" office:value-type="string">
            <text:p text:style-name="P26">Номер источника</text:p>
          </table:table-cell>
          <table:table-cell table:style-name="BDPS_5f_a.B2" table:number-columns-spanned="4" office:value-type="string">
            <text:p text:style-name="P30">Измерение плотности потока в контрольной <text:s/>точке, <text:span text:style-name="T25">φ</text:span><text:span text:style-name="T14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a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a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9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49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50"><text:span text:style-name="T28">φ</text:span><text:span text:style-name="T13">1</text:span></text:p>
          </table:table-cell>
          <table:table-cell table:style-name="BDPS_5f_a.C4" office:value-type="string">
            <text:p text:style-name="P49"><text:span text:style-name="T29">φ</text:span><text:span text:style-name="T13">2</text:span></text:p>
          </table:table-cell>
          <table:table-cell table:style-name="BDPS_5f_a.C4" office:value-type="string">
            <text:p text:style-name="P49"><text:span text:style-name="T29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1">$3-90</text:p>
          </table:table-cell>
          <table:table-cell table:style-name="BDPS_5f_a.B5" office:value-type="float" office:value="1179">
            <text:p text:style-name="P12">1179</text:p>
          </table:table-cell>
          <table:table-cell table:style-name="BDPS_5f_a.C5" office:value-type="string">
            <text:p text:style-name="P9">$3-60</text:p>
          </table:table-cell>
          <table:table-cell table:style-name="BDPS_5f_a.C5" office:value-type="string">
            <text:p text:style-name="P9">$3-70</text:p>
          </table:table-cell>
          <table:table-cell table:style-name="BDPS_5f_a.C5" office:value-type="string">
            <text:p text:style-name="P9">$3-80</text:p>
          </table:table-cell>
          <table:table-cell table:style-name="BDPS_5f_a.C5" office:value-type="string">
            <text:p text:style-name="P9">$3-00</text:p>
          </table:table-cell>
          <table:table-cell table:style-name="BDPS_5f_a.C5" office:value-type="string">
            <text:p text:style-name="P9">$3-10</text:p>
          </table:table-cell>
          <table:table-cell table:style-name="BDPS_5f_a.C5" office:value-type="string">
            <text:p text:style-name="P9">$3-20</text:p>
          </table:table-cell>
          <table:table-cell table:style-name="BDPS_5f_a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a.A5" office:value-type="string">
            <text:p text:style-name="P11">$3-9<text:span text:style-name="T8">1</text:span></text:p>
          </table:table-cell>
          <table:table-cell table:style-name="BDPS_5f_a.B5" office:value-type="float" office:value="1180">
            <text:p text:style-name="P12">1180</text:p>
          </table:table-cell>
          <table:table-cell table:style-name="BDPS_5f_a.C5" office:value-type="string">
            <text:p text:style-name="P9">$3-61</text:p>
          </table:table-cell>
          <table:table-cell table:style-name="BDPS_5f_a.C5" office:value-type="string">
            <text:p text:style-name="P9">$3-71</text:p>
          </table:table-cell>
          <table:table-cell table:style-name="BDPS_5f_a.C5" office:value-type="string">
            <text:p text:style-name="P9">$3-81</text:p>
          </table:table-cell>
          <table:table-cell table:style-name="BDPS_5f_a.C5" office:value-type="string">
            <text:p text:style-name="P9">$3-01</text:p>
          </table:table-cell>
          <table:table-cell table:style-name="BDPS_5f_a.C5" office:value-type="string">
            <text:p text:style-name="P9">$3-11</text:p>
          </table:table-cell>
          <table:table-cell table:style-name="BDPS_5f_a.C5" office:value-type="string">
            <text:p text:style-name="P9">$3-21</text:p>
          </table:table-cell>
          <table:covered-table-cell/>
        </table:table-row>
        <table:table-row>
          <table:table-cell table:style-name="BDPS_5f_a.A5" office:value-type="string">
            <text:p text:style-name="P11">$3-9<text:span text:style-name="T8">2</text:span></text:p>
          </table:table-cell>
          <table:table-cell table:style-name="BDPS_5f_a.B5" office:value-type="float" office:value="1181">
            <text:p text:style-name="P12">1181</text:p>
          </table:table-cell>
          <table:table-cell table:style-name="BDPS_5f_a.C5" office:value-type="string">
            <text:p text:style-name="P9">$3-62</text:p>
          </table:table-cell>
          <table:table-cell table:style-name="BDPS_5f_a.C5" office:value-type="string">
            <text:p text:style-name="P9">$3-72</text:p>
          </table:table-cell>
          <table:table-cell table:style-name="BDPS_5f_a.C5" office:value-type="string">
            <text:p text:style-name="P9">$3-82</text:p>
          </table:table-cell>
          <table:table-cell table:style-name="BDPS_5f_a.C5" office:value-type="string">
            <text:p text:style-name="P9">$3-02</text:p>
          </table:table-cell>
          <table:table-cell table:style-name="BDPS_5f_a.C5" office:value-type="string">
            <text:p text:style-name="P9">$3-12</text:p>
          </table:table-cell>
          <table:table-cell table:style-name="BDPS_5f_a.C5" office:value-type="string">
            <text:p text:style-name="P9">$3-22</text:p>
          </table:table-cell>
          <table:covered-table-cell/>
        </table:table-row>
        <table:table-row>
          <table:table-cell table:style-name="BDPS_5f_a.A5" office:value-type="string">
            <text:p text:style-name="P11">$3-9<text:span text:style-name="T8">3</text:span></text:p>
          </table:table-cell>
          <table:table-cell table:style-name="BDPS_5f_a.B5" office:value-type="float" office:value="1182">
            <text:p text:style-name="P12">1182</text:p>
          </table:table-cell>
          <table:table-cell table:style-name="BDPS_5f_a.C5" office:value-type="string">
            <text:p text:style-name="P9">$3-63</text:p>
          </table:table-cell>
          <table:table-cell table:style-name="BDPS_5f_a.C5" office:value-type="string">
            <text:p text:style-name="P9">$3-73</text:p>
          </table:table-cell>
          <table:table-cell table:style-name="BDPS_5f_a.C5" office:value-type="string">
            <text:p text:style-name="P9">$3-83</text:p>
          </table:table-cell>
          <table:table-cell table:style-name="BDPS_5f_a.C5" office:value-type="string">
            <text:p text:style-name="P9">$3-03</text:p>
          </table:table-cell>
          <table:table-cell table:style-name="BDPS_5f_a.C5" office:value-type="string">
            <text:p text:style-name="P9">$3-13</text:p>
          </table:table-cell>
          <table:table-cell table:style-name="BDPS_5f_a.C5" office:value-type="string">
            <text:p text:style-name="P9">$3-23</text:p>
          </table:table-cell>
          <table:covered-table-cell/>
        </table:table-row>
        <table:table-row>
          <table:table-cell table:style-name="BDPS_5f_a.A9" office:value-type="string">
            <text:p text:style-name="P11">$3-9<text:span text:style-name="T8">4</text:span></text:p>
          </table:table-cell>
          <table:table-cell table:style-name="BDPS_5f_a.B9" office:value-type="float" office:value="1183">
            <text:p text:style-name="P12">1183</text:p>
          </table:table-cell>
          <table:table-cell table:style-name="BDPS_5f_a.C9" office:value-type="string">
            <text:p text:style-name="P9">$3-64</text:p>
          </table:table-cell>
          <table:table-cell table:style-name="BDPS_5f_a.C9" office:value-type="string">
            <text:p text:style-name="P9">$3-74</text:p>
          </table:table-cell>
          <table:table-cell table:style-name="BDPS_5f_a.C9" office:value-type="string">
            <text:p text:style-name="P9">$3-84</text:p>
          </table:table-cell>
          <table:table-cell table:style-name="BDPS_5f_a.C9" office:value-type="string">
            <text:p text:style-name="P9">$3-04</text:p>
          </table:table-cell>
          <table:table-cell table:style-name="BDPS_5f_a.C9" office:value-type="string">
            <text:p text:style-name="P9">$3-14</text:p>
          </table:table-cell>
          <table:table-cell table:style-name="BDPS_5f_a.C9" office:value-type="string">
            <text:p text:style-name="P9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2"/>
            <text:p text:style-name="P24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5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26"><text:span text:style-name="T8">Плотность потока в </text:span><text:span text:style-name="T1">контроль-ной</text:span> точке <text:span text:style-name="T25">φ</text:span><text:span text:style-name="T13">0</text:span><text:span text:style-name="T14">i</text:span>,</text:p>
            <text:p text:style-name="P27"><text:s/>мин<text:span text:style-name="T26">-1</text:span>·см<text:span text:style-name="T26">-2</text:span></text:p>
          </table:table-cell>
          <table:table-cell table:style-name="BDPS_5f_b.B2" table:number-rows-spanned="3" office:value-type="string">
            <text:p text:style-name="P26">Номер источника</text:p>
          </table:table-cell>
          <table:table-cell table:style-name="BDPS_5f_b.B2" table:number-columns-spanned="4" office:value-type="string">
            <text:p text:style-name="P30">Измерение плотности потока в контрольной <text:s/>точке, <text:span text:style-name="T25">φ</text:span><text:span text:style-name="T14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26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6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b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b.I2" table:number-rows-spanned="3" office:value-type="string">
            <text:p text:style-name="P28"><text:span text:style-name="T21">Предел основной </text:span><text:span text:style-name="T8">относи-тельной</text:span> <text:span text:style-name="T1">погреш-ности</text:span>, </text:p>
            <text:p text:style-name="P2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9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49">Среднее значение, <text:span text:style-name="T4">φ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50"><text:span text:style-name="T28">φ</text:span><text:span text:style-name="T13">1</text:span></text:p>
          </table:table-cell>
          <table:table-cell table:style-name="BDPS_5f_b.C4" office:value-type="string">
            <text:p text:style-name="P49"><text:span text:style-name="T29">φ</text:span><text:span text:style-name="T13">2</text:span></text:p>
          </table:table-cell>
          <table:table-cell table:style-name="BDPS_5f_b.C4" office:value-type="string">
            <text:p text:style-name="P49"><text:span text:style-name="T29">φ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1">$4-90</text:p>
          </table:table-cell>
          <table:table-cell table:style-name="BDPS_5f_b.B5" office:value-type="float" office:value="660">
            <text:p text:style-name="P12">0660</text:p>
          </table:table-cell>
          <table:table-cell table:style-name="BDPS_5f_b.C5" office:value-type="string">
            <text:p text:style-name="P9">$4-60</text:p>
          </table:table-cell>
          <table:table-cell table:style-name="BDPS_5f_b.C5" office:value-type="string">
            <text:p text:style-name="P9">$4-70</text:p>
          </table:table-cell>
          <table:table-cell table:style-name="BDPS_5f_b.C5" office:value-type="string">
            <text:p text:style-name="P9">$4-80</text:p>
          </table:table-cell>
          <table:table-cell table:style-name="BDPS_5f_b.C5" office:value-type="string">
            <text:p text:style-name="P9">$4-00</text:p>
          </table:table-cell>
          <table:table-cell table:style-name="BDPS_5f_b.C5" office:value-type="string">
            <text:p text:style-name="P9">$4-10</text:p>
          </table:table-cell>
          <table:table-cell table:style-name="BDPS_5f_b.C5" office:value-type="string">
            <text:p text:style-name="P9">$4-20</text:p>
          </table:table-cell>
          <table:table-cell table:style-name="BDPS_5f_b.I5" table:number-rows-spanned="5" office:value-type="string">
            <text:p text:style-name="P10">±<text:span text:style-name="T1">20</text:span></text:p>
          </table:table-cell>
        </table:table-row>
        <table:table-row>
          <table:table-cell table:style-name="BDPS_5f_b.A5" office:value-type="string">
            <text:p text:style-name="P11">$4-9<text:span text:style-name="T8">1</text:span></text:p>
          </table:table-cell>
          <table:table-cell table:style-name="BDPS_5f_b.B5" office:value-type="float" office:value="0">
            <text:p text:style-name="P12">6905</text:p>
          </table:table-cell>
          <table:table-cell table:style-name="BDPS_5f_b.C5" office:value-type="string">
            <text:p text:style-name="P9">$4-61</text:p>
          </table:table-cell>
          <table:table-cell table:style-name="BDPS_5f_b.C5" office:value-type="string">
            <text:p text:style-name="P9">$4-71</text:p>
          </table:table-cell>
          <table:table-cell table:style-name="BDPS_5f_b.C5" office:value-type="string">
            <text:p text:style-name="P9">$4-81</text:p>
          </table:table-cell>
          <table:table-cell table:style-name="BDPS_5f_b.C5" office:value-type="string">
            <text:p text:style-name="P9">$4-01</text:p>
          </table:table-cell>
          <table:table-cell table:style-name="BDPS_5f_b.C5" office:value-type="string">
            <text:p text:style-name="P9">$4-11</text:p>
          </table:table-cell>
          <table:table-cell table:style-name="BDPS_5f_b.C5" office:value-type="string">
            <text:p text:style-name="P9">$4-21</text:p>
          </table:table-cell>
          <table:covered-table-cell/>
        </table:table-row>
        <table:table-row>
          <table:table-cell table:style-name="BDPS_5f_b.A5" office:value-type="string">
            <text:p text:style-name="P11">$4-9<text:span text:style-name="T8">2</text:span></text:p>
          </table:table-cell>
          <table:table-cell table:style-name="BDPS_5f_b.B5" office:value-type="float" office:value="0">
            <text:p text:style-name="P12">0661</text:p>
          </table:table-cell>
          <table:table-cell table:style-name="BDPS_5f_b.C5" office:value-type="string">
            <text:p text:style-name="P9">$4-62</text:p>
          </table:table-cell>
          <table:table-cell table:style-name="BDPS_5f_b.C5" office:value-type="string">
            <text:p text:style-name="P9">$4-72</text:p>
          </table:table-cell>
          <table:table-cell table:style-name="BDPS_5f_b.C5" office:value-type="string">
            <text:p text:style-name="P9">$4-82</text:p>
          </table:table-cell>
          <table:table-cell table:style-name="BDPS_5f_b.C5" office:value-type="string">
            <text:p text:style-name="P9">$4-02</text:p>
          </table:table-cell>
          <table:table-cell table:style-name="BDPS_5f_b.C5" office:value-type="string">
            <text:p text:style-name="P9">$4-12</text:p>
          </table:table-cell>
          <table:table-cell table:style-name="BDPS_5f_b.C5" office:value-type="string">
            <text:p text:style-name="P9">$4-22</text:p>
          </table:table-cell>
          <table:covered-table-cell/>
        </table:table-row>
        <table:table-row>
          <table:table-cell table:style-name="BDPS_5f_b.A5" office:value-type="string">
            <text:p text:style-name="P11">$4-9<text:span text:style-name="T8">3</text:span></text:p>
          </table:table-cell>
          <table:table-cell table:style-name="BDPS_5f_b.B5" office:value-type="float" office:value="0">
            <text:p text:style-name="P12">0662</text:p>
          </table:table-cell>
          <table:table-cell table:style-name="BDPS_5f_b.C5" office:value-type="string">
            <text:p text:style-name="P9">$4-63</text:p>
          </table:table-cell>
          <table:table-cell table:style-name="BDPS_5f_b.C5" office:value-type="string">
            <text:p text:style-name="P9">$4-73</text:p>
          </table:table-cell>
          <table:table-cell table:style-name="BDPS_5f_b.C5" office:value-type="string">
            <text:p text:style-name="P9">$4-83</text:p>
          </table:table-cell>
          <table:table-cell table:style-name="BDPS_5f_b.C5" office:value-type="string">
            <text:p text:style-name="P9">$4-03</text:p>
          </table:table-cell>
          <table:table-cell table:style-name="BDPS_5f_b.C5" office:value-type="string">
            <text:p text:style-name="P9">$4-13</text:p>
          </table:table-cell>
          <table:table-cell table:style-name="BDPS_5f_b.C5" office:value-type="string">
            <text:p text:style-name="P9">$4-23</text:p>
          </table:table-cell>
          <table:covered-table-cell/>
        </table:table-row>
        <table:table-row>
          <table:table-cell table:style-name="BDPS_5f_b.A9" office:value-type="string">
            <text:p text:style-name="P11">$4-9<text:span text:style-name="T8">4</text:span></text:p>
          </table:table-cell>
          <table:table-cell table:style-name="BDPS_5f_b.B9" office:value-type="float" office:value="0">
            <text:p text:style-name="P12">15014</text:p>
          </table:table-cell>
          <table:table-cell table:style-name="BDPS_5f_b.C9" office:value-type="string">
            <text:p text:style-name="P9">$4-64</text:p>
          </table:table-cell>
          <table:table-cell table:style-name="BDPS_5f_b.C9" office:value-type="string">
            <text:p text:style-name="P9">$4-74</text:p>
          </table:table-cell>
          <table:table-cell table:style-name="BDPS_5f_b.C9" office:value-type="string">
            <text:p text:style-name="P9">$4-84</text:p>
          </table:table-cell>
          <table:table-cell table:style-name="BDPS_5f_b.C9" office:value-type="string">
            <text:p text:style-name="P9">$4-04</text:p>
          </table:table-cell>
          <table:table-cell table:style-name="BDPS_5f_b.C9" office:value-type="string">
            <text:p text:style-name="P9">$4-14</text:p>
          </table:table-cell>
          <table:table-cell table:style-name="BDPS_5f_b.C9" office:value-type="string">
            <text:p text:style-name="P9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ext:soft-page-break/>
        <table:table-row table:style-name="BDPS_5f_g.1">
          <table:table-cell table:style-name="BDPS_5f_g.A1" table:number-columns-spanned="11" office:value-type="string">
            <text:p text:style-name="P25"/>
            <text:p text:style-name="P23"><text:span text:style-name="T2">Определение основной относительной погрешности измерения м</text:span><text:span text:style-name="T32">ощности дозы гамма излучения</text:span><text:span text:style-name="T2"> БДП</text:span><text:span text:style-name="T32">С</text:span><text:span text:style-name="T2">-0</text:span><text:span text:style-name="T32">2</text:span><text:span text:style-name="T2"> зав. №</text:span><text:span text:style-name="T6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2">Мощность амбиентной эквивалент-ной дозы в <text:span text:style-name="T8">контрольной</text:span> точке <text:span text:style-name="T18">Ḣ</text:span><text:span text:style-name="T15">oi</text:span></text:p>
          </table:table-cell>
          <table:table-cell table:style-name="BDPS_5f_g.B2" table:number-rows-spanned="3" office:value-type="string">
            <text:p text:style-name="P40">Номер источ-ника</text:p>
          </table:table-cell>
          <table:table-cell table:style-name="BDPS_5f_g.B2" table:number-rows-spanned="3" office:value-type="string">
            <text:p text:style-name="P40">Рассто-яние до источ-ника, </text:p>
            <text:p text:style-name="P43">R, см</text:p>
          </table:table-cell>
          <table:table-cell table:style-name="BDPS_5f_g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0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40"><text:span text:style-name="T10">θ</text:span><text:span text:style-name="T17">пр</text:span><text:span text:style-name="T15">i</text:span><text:span text:style-name="T8">,</text:span> %</text:p>
          </table:table-cell>
          <table:table-cell table:style-name="BDPS_5f_g.B2" table:number-rows-spanned="3" office:value-type="string">
            <text:p text:style-name="P48"><text:span text:style-name="T8">Довери-тель</text:span>ная граница погреш-ности измерения <text:span text:style-name="T7">Δ</text:span><text:span text:style-name="T15">i</text:span><text:span text:style-name="T1">,</text:span> %</text:p>
          </table:table-cell>
          <table:table-cell table:style-name="BDPS_5f_g.K2" table:number-rows-spanned="3" office:value-type="string">
            <text:p text:style-name="P39"><text:span text:style-name="T21">Предел основной </text:span><text:span text:style-name="T8">относи-тельной</text:span> <text:span text:style-name="T1">погреш-ности</text:span>, </text:p>
            <text:p text:style-name="P39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6">Фон, нЗв/ч</text:p>
          </table:table-cell>
          <table:table-cell table:style-name="BDPS_5f_g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6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7"><text:span text:style-name="T18">H</text:span><text:span text:style-name="T13">1</text:span></text:p>
          </table:table-cell>
          <table:table-cell table:style-name="BDPS_5f_g.D3" office:value-type="string">
            <text:p text:style-name="P36"><text:span text:style-name="T3">H</text:span><text:span text:style-name="T13">2</text:span></text:p>
          </table:table-cell>
          <table:table-cell table:style-name="BDPS_5f_g.D3" office:value-type="string">
            <text:p text:style-name="P36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40">0,7 мкЗв/ч</text:p>
          </table:table-cell>
          <table:table-cell table:style-name="BDPS_5f_g.B5" office:value-type="string">
            <text:p text:style-name="P41">$5-30</text:p>
          </table:table-cell>
          <table:table-cell table:style-name="BDPS_5f_g.B5" office:value-type="string">
            <text:p text:style-name="P41">$5-40</text:p>
          </table:table-cell>
          <table:table-cell table:style-name="BDPS_5f_g.B5" office:value-type="string">
            <text:p text:style-name="P41">$5-50</text:p>
          </table:table-cell>
          <table:table-cell table:style-name="BDPS_5f_g.B5" office:value-type="string">
            <text:p text:style-name="P41">$5-60</text:p>
          </table:table-cell>
          <table:table-cell table:style-name="BDPS_5f_g.B5" office:value-type="string">
            <text:p text:style-name="P41">$5-70</text:p>
          </table:table-cell>
          <table:table-cell table:style-name="BDPS_5f_g.B5" office:value-type="string">
            <text:p text:style-name="P41">$5-80</text:p>
          </table:table-cell>
          <table:table-cell table:style-name="BDPS_5f_g.B5" office:value-type="string">
            <text:p text:style-name="P41">$5-00</text:p>
          </table:table-cell>
          <table:table-cell table:style-name="BDPS_5f_g.B5" office:value-type="string">
            <text:p text:style-name="P41">$5-10</text:p>
          </table:table-cell>
          <table:table-cell table:style-name="BDPS_5f_g.B5" office:value-type="string">
            <text:p text:style-name="P41">$5-20</text:p>
          </table:table-cell>
          <table:table-cell table:style-name="BDPS_5f_g.K5" table:number-rows-spanned="6" office:value-type="string">
            <text:p text:style-name="P40">±<text:span text:style-name="T8">20</text:span></text:p>
          </table:table-cell>
        </table:table-row>
        <table:table-row>
          <table:table-cell table:style-name="BDPS_5f_g.A5" office:value-type="string">
            <text:p text:style-name="P40">7 мкЗв/ч</text:p>
          </table:table-cell>
          <table:table-cell table:style-name="BDPS_5f_g.B5" office:value-type="string">
            <text:p text:style-name="P41">$5-31</text:p>
          </table:table-cell>
          <table:table-cell table:style-name="BDPS_5f_g.B5" office:value-type="string">
            <text:p text:style-name="P41">$5-41</text:p>
          </table:table-cell>
          <table:table-cell table:style-name="BDPS_5f_g.B5" office:value-type="string">
            <text:p text:style-name="P41">$5-51</text:p>
          </table:table-cell>
          <table:table-cell table:style-name="BDPS_5f_g.B5" office:value-type="string">
            <text:p text:style-name="P41">$5-61</text:p>
          </table:table-cell>
          <table:table-cell table:style-name="BDPS_5f_g.B5" office:value-type="string">
            <text:p text:style-name="P41">$5-71</text:p>
          </table:table-cell>
          <table:table-cell table:style-name="BDPS_5f_g.B5" office:value-type="string">
            <text:p text:style-name="P41">$5-81</text:p>
          </table:table-cell>
          <table:table-cell table:style-name="BDPS_5f_g.B5" office:value-type="string">
            <text:p text:style-name="P41">$5-01</text:p>
          </table:table-cell>
          <table:table-cell table:style-name="BDPS_5f_g.B5" office:value-type="string">
            <text:p text:style-name="P41">$5-11</text:p>
          </table:table-cell>
          <table:table-cell table:style-name="BDPS_5f_g.B5" office:value-type="string">
            <text:p text:style-name="P41">$5-21</text:p>
          </table:table-cell>
          <table:covered-table-cell/>
        </table:table-row>
        <table:table-row>
          <table:table-cell table:style-name="BDPS_5f_g.A5" office:value-type="string">
            <text:p text:style-name="P40">70 мкЗв/ч</text:p>
          </table:table-cell>
          <table:table-cell table:style-name="BDPS_5f_g.B5" office:value-type="string">
            <text:p text:style-name="P41">$5-32</text:p>
          </table:table-cell>
          <table:table-cell table:style-name="BDPS_5f_g.B5" office:value-type="string">
            <text:p text:style-name="P41">$5-42</text:p>
          </table:table-cell>
          <table:table-cell table:style-name="BDPS_5f_g.B5" office:value-type="string">
            <text:p text:style-name="P41">$5-52</text:p>
          </table:table-cell>
          <table:table-cell table:style-name="BDPS_5f_g.B5" office:value-type="string">
            <text:p text:style-name="P41">$5-62</text:p>
          </table:table-cell>
          <table:table-cell table:style-name="BDPS_5f_g.B5" office:value-type="string">
            <text:p text:style-name="P41">$5-72</text:p>
          </table:table-cell>
          <table:table-cell table:style-name="BDPS_5f_g.B5" office:value-type="string">
            <text:p text:style-name="P41">$5-82</text:p>
          </table:table-cell>
          <table:table-cell table:style-name="BDPS_5f_g.B5" office:value-type="string">
            <text:p text:style-name="P41">$5-02</text:p>
          </table:table-cell>
          <table:table-cell table:style-name="BDPS_5f_g.B5" office:value-type="string">
            <text:p text:style-name="P41">$5-12</text:p>
          </table:table-cell>
          <table:table-cell table:style-name="BDPS_5f_g.B5" office:value-type="string">
            <text:p text:style-name="P41">$5-22</text:p>
          </table:table-cell>
          <table:covered-table-cell/>
        </table:table-row>
        <table:table-row>
          <table:table-cell table:style-name="BDPS_5f_g.A5" office:value-type="string">
            <text:p text:style-name="P40">0.7 мЗв/ч</text:p>
          </table:table-cell>
          <table:table-cell table:style-name="BDPS_5f_g.B5" office:value-type="string">
            <text:p text:style-name="P41">$5-33</text:p>
          </table:table-cell>
          <table:table-cell table:style-name="BDPS_5f_g.B5" office:value-type="string">
            <text:p text:style-name="P41">$5-43</text:p>
          </table:table-cell>
          <table:table-cell table:style-name="BDPS_5f_g.B5" office:value-type="string">
            <text:p text:style-name="P41">$5-53</text:p>
          </table:table-cell>
          <table:table-cell table:style-name="BDPS_5f_g.B5" office:value-type="string">
            <text:p text:style-name="P41">$5-63</text:p>
          </table:table-cell>
          <table:table-cell table:style-name="BDPS_5f_g.B5" office:value-type="string">
            <text:p text:style-name="P41">$5-73</text:p>
          </table:table-cell>
          <table:table-cell table:style-name="BDPS_5f_g.B5" office:value-type="string">
            <text:p text:style-name="P41">$5-83</text:p>
          </table:table-cell>
          <table:table-cell table:style-name="BDPS_5f_g.B5" office:value-type="string">
            <text:p text:style-name="P41">$5-03</text:p>
          </table:table-cell>
          <table:table-cell table:style-name="BDPS_5f_g.B5" office:value-type="string">
            <text:p text:style-name="P41">$5-13</text:p>
          </table:table-cell>
          <table:table-cell table:style-name="BDPS_5f_g.B5" office:value-type="string">
            <text:p text:style-name="P41">$5-23</text:p>
          </table:table-cell>
          <table:covered-table-cell/>
        </table:table-row>
        <table:table-row>
          <table:table-cell table:style-name="BDPS_5f_g.A5" office:value-type="string">
            <text:p text:style-name="P40">7,0 мЗв/ч</text:p>
          </table:table-cell>
          <table:table-cell table:style-name="BDPS_5f_g.B5" office:value-type="string">
            <text:p text:style-name="P41">$5-34</text:p>
          </table:table-cell>
          <table:table-cell table:style-name="BDPS_5f_g.B5" office:value-type="string">
            <text:p text:style-name="P41">$5-44</text:p>
          </table:table-cell>
          <table:table-cell table:style-name="BDPS_5f_g.B5" office:value-type="string">
            <text:p text:style-name="P41">$5-54</text:p>
          </table:table-cell>
          <table:table-cell table:style-name="BDPS_5f_g.B5" office:value-type="string">
            <text:p text:style-name="P41">$5-64</text:p>
          </table:table-cell>
          <table:table-cell table:style-name="BDPS_5f_g.B5" office:value-type="string">
            <text:p text:style-name="P41">$5-74</text:p>
          </table:table-cell>
          <table:table-cell table:style-name="BDPS_5f_g.B5" office:value-type="string">
            <text:p text:style-name="P41">$5-84</text:p>
          </table:table-cell>
          <table:table-cell table:style-name="BDPS_5f_g.B5" office:value-type="string">
            <text:p text:style-name="P41">$5-04</text:p>
          </table:table-cell>
          <table:table-cell table:style-name="BDPS_5f_g.B5" office:value-type="string">
            <text:p text:style-name="P41">$5-14</text:p>
          </table:table-cell>
          <table:table-cell table:style-name="BDPS_5f_g.B5" office:value-type="string">
            <text:p text:style-name="P41">$5-24</text:p>
          </table:table-cell>
          <table:covered-table-cell/>
        </table:table-row>
        <table:table-row>
          <table:table-cell table:style-name="BDPS_5f_g.A10" office:value-type="string">
            <text:p text:style-name="P40">20 мЗв/ч</text:p>
          </table:table-cell>
          <table:table-cell table:style-name="BDPS_5f_g.B10" office:value-type="string">
            <text:p text:style-name="P41">$5-35</text:p>
          </table:table-cell>
          <table:table-cell table:style-name="BDPS_5f_g.B10" office:value-type="string">
            <text:p text:style-name="P41">$5-45</text:p>
          </table:table-cell>
          <table:table-cell table:style-name="BDPS_5f_g.B10" office:value-type="string">
            <text:p text:style-name="P41">$5-55</text:p>
          </table:table-cell>
          <table:table-cell table:style-name="BDPS_5f_g.B10" office:value-type="string">
            <text:p text:style-name="P41">$5-65</text:p>
          </table:table-cell>
          <table:table-cell table:style-name="BDPS_5f_g.B10" office:value-type="string">
            <text:p text:style-name="P41">$5-75</text:p>
          </table:table-cell>
          <table:table-cell table:style-name="BDPS_5f_g.B10" office:value-type="string">
            <text:p text:style-name="P41">$5-85</text:p>
          </table:table-cell>
          <table:table-cell table:style-name="BDPS_5f_g.B10" office:value-type="string">
            <text:p text:style-name="P41">$5-05</text:p>
          </table:table-cell>
          <table:table-cell table:style-name="BDPS_5f_g.B10" office:value-type="string">
            <text:p text:style-name="P41">$5-15</text:p>
          </table:table-cell>
          <table:table-cell table:style-name="BDPS_5f_g.B10" office:value-type="string">
            <text:p text:style-name="P41">$5-25</text:p>
          </table:table-cell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13T14:59:01.54</dc:date>
    <meta:editing-duration>P3DT10H45M</meta:editing-duration>
    <meta:editing-cycles>377</meta:editing-cycles>
    <meta:generator>OpenOffice/4.1.6$Win32 OpenOffice.org_project/416m1$Build-9790</meta:generator>
    <meta:document-statistic meta:table-count="12" meta:image-count="0" meta:object-count="0" meta:page-count="3" meta:paragraph-count="470" meta:word-count="874" meta:character-count="5949"/>
  </office:meta>
</office:document-meta>
</file>